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97cm" fo:border="0.002cm solid #000000"/>
    </style:style>
    <style:style style:name="表4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Table_20_Contents">
      <style:text-properties fo:font-size="14pt" style:font-size-asian="14pt" style:font-size-complex="14pt"/>
    </style:style>
    <style:style style:name="P7" style:family="paragraph" style:parent-style-name="Table_20_Contents" style:list-style-name="L7">
      <style:text-properties fo:font-size="14pt" style:font-size-asian="14pt" style:font-size-complex="14pt"/>
    </style:style>
    <style:style style:name="P8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9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3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5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6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7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600366912349797422" text:style-name="L1">
        <text:list-item>
          <text:p text:style-name="P9"/>
        </text:list-item>
        <text:list-item>
          <text:p text:style-name="P9">entries.ods</text:p>
          <text:list>
            <text:list-item>
              <text:p text:style-name="P9">C – c<text:tab/>copy<text:tab/><text:tab/><text:tab/></text:p>
            </text:list-item>
          </text:list>
        </text:list-item>
        <text:list-item>
          <text:p text:style-name="P9">sakura<text:tab/></text:p>
          <text:list>
            <text:list-item>
              <text:p text:style-name="P9">C – v</text:p>
            </text:list-item>
            <text:list-item>
              <text:p text:style-name="P9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29552871" text:continue-numbering="true" text:style-name="L1">
        <text:list-item>
          <text:list>
            <text:list-item>
              <text:p text:style-name="P9">C – a &gt; C – c<text:tab/><text:tab/><text:tab/><text:tab/></text:p>
            </text:list-item>
          </text:list>
        </text:list-item>
        <text:list-item>
          <text:p text:style-name="P9">entries.ods</text:p>
          <text:list>
            <text:list-item>
              <text:p text:style-name="P9">C – v<text:tab/>(paste)</text:p>
            </text:list-item>
            <text:list-item>
              <text:p text:style-name="P9">C/P<text:tab/>(session num, code)</text:p>
            </text:list-item>
            <text:list-item>
              <text:p text:style-name="P9">C/P<text:tab/>(memos)</text:p>
            </text:list-item>
            <text:list-item>
              <text:p text:style-name="P9">C/P<text:tab/>(file name)</text:p>
            </text:list-item>
            <text:list-item>
              <text:p text:style-name="P9">edit</text:p>
              <text:list>
                <text:list-item>
                  <text:p text:style-name="P9">genre<text:tab/><text:tab/><text:tab/></text:p>
                </text:list-item>
                <text:list-item>
                  <text:p text:style-name="P9">time<text:tab/><text:tab/><text:tab/></text:p>
                </text:list-item>
                <text:list-item>
                  <text:p text:style-name="P9">s.n.<text:tab/><text:tab/><text:tab/></text:p>
                </text:list-item>
                <text:list-item>
                  <text:p text:style-name="P9">M – d &gt; a (range)</text:p>
                </text:list-item>
                <text:list-item>
                  <text:p text:style-name="P9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1068234103305099716" text:style-name="L2">
        <text:list-item>
          <text:p text:style-name="P10">open apps</text:p>
          <text:list>
            <text:list-item>
              <text:p text:style-name="P10">audacity</text:p>
            </text:list-item>
            <text:list-item>
              <text:p text:style-name="P10">itunes</text:p>
            </text:list-item>
          </text:list>
        </text:list-item>
        <text:list-item>
          <text:p text:style-name="P10">itunes</text:p>
          <text:list>
            <text:list-item>
              <text:p text:style-name="P10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38184973011234076" text:style-name="L3">
        <text:list-item>
          <text:p text:style-name="P11">start</text:p>
          <text:list>
            <text:list-item>
              <text:p text:style-name="P11">web page</text:p>
              <text:list>
                <text:list-item>
                  <text:p text:style-name="P11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11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11">folder : C:\WORKS_2\WS\WS_Others.Art\JVEMV6\46_art\11_guitar</text:p>
            </text:list-item>
            <text:list-item>
              <text:p text:style-name="P11">mobile apps</text:p>
              <text:list>
                <text:list-item>
                  <text:p text:style-name="P11">garageband</text:p>
                </text:list-item>
                <text:list-item>
                  <text:p text:style-name="P11">metronome (default = 80 ?)</text:p>
                </text:list-item>
              </text:list>
            </text:list-item>
            <text:list-item>
              <text:p text:style-name="P11">stationaries</text:p>
              <text:list>
                <text:list-item>
                  <text:p text:style-name="P11">memo paper</text:p>
                  <text:list>
                    <text:list-item>
                      <text:p text:style-name="P11">memo</text:p>
                    </text:list-item>
                    <text:list-item>
                      <text:p text:style-name="P11">clear book</text:p>
                    </text:list-item>
                  </text:list>
                </text:list-item>
                <text:list-item>
                  <text:p text:style-name="P11">guitar</text:p>
                </text:list-item>
                <text:list-item>
                  <text:p text:style-name="P11">pens (<text:span text:style-name="T1">消しゴムも、消しテープも) 定規</text:span></text:p>
                  <text:list>
                    <text:list-item>
                      <text:p text:style-name="P14">日付スタンプ、インクパッド</text:p>
                    </text:list-item>
                  </text:list>
                </text:list-item>
                <text:list-item>
                  <text:p text:style-name="P11"><text:soft-page-break/>mobile holder</text:p>
                  <text:list>
                    <text:list-item>
                      <text:p text:style-name="P14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11">new email file</text:p>
                </text:list-item>
                <text:list-item>
                  <text:p text:style-name="P11">prev memo, image file</text:p>
                </text:list-item>
              </text:list>
            </text:list-item>
            <text:list-item>
              <text:p text:style-name="P11">vlc → set prev videos : </text:p>
            </text:list-item>
            <text:list-item>
              <text:p text:style-name="P11">stopwatch → start</text:p>
            </text:list-item>
            <text:list-item>
              <text:p text:style-name="P11"/>
            </text:list-item>
          </text:list>
        </text:list-item>
        <text:list-item>
          <text:p text:style-name="P11">actions</text:p>
          <text:list>
            <text:list-item>
              <text:p text:style-name="P16">menu (2019/10/18 16:17:15)</text:p>
              <text:list>
                <text:list-item>
                  <text:p text:style-name="P16">tuning : <text:a xlink:type="simple" xlink:href="https://pianoplays.com/" text:style-name="Internet_20_link" text:visited-style-name="Visited_20_Internet_20_Link">https://pianoplays.com</text:a></text:p>
                </text:list-item>
                <text:list-item>
                  <text:p text:style-name="P16">warm-up : <text:a xlink:type="simple" xlink:href="https://psychicscience.org/random" text:style-name="Internet_20_link" text:visited-style-name="Visited_20_Internet_20_Link">https://psychicscience.org/random</text:a></text:p>
                  <text:list>
                    <text:list-item>
                      <text:p text:style-name="P16">harmonics</text:p>
                    </text:list-item>
                    <text:list-item>
                      <text:p text:style-name="P16">flamenco : et-6</text:p>
                    </text:list-item>
                    <text:list-item>
                      <text:p text:style-name="P16">arpeggio</text:p>
                    </text:list-item>
                    <text:list-item>
                      <text:p text:style-name="P16">hammering &amp; pulling</text:p>
                    </text:list-item>
                    <text:list-item>
                      <text:p text:style-name="P16">tapping : L,R</text:p>
                    </text:list-item>
                    <text:list-item>
                      <text:p text:style-name="P16">scale : </text:p>
                    </text:list-item>
                    <text:list-item>
                      <text:p text:style-name="P16">stomp</text:p>
                    </text:list-item>
                  </text:list>
                </text:list-item>
                <text:list-item>
                  <text:p text:style-name="P16">prev sections</text:p>
                </text:list-item>
                <text:list-item>
                  <text:p text:style-name="P17">scale</text:p>
                </text:list-item>
                <text:list-item>
                  <text:p text:style-name="P17">arpeggio</text:p>
                </text:list-item>
                <text:list-item>
                  <text:p text:style-name="P17">stomp</text:p>
                </text:list-item>
                <text:list-item>
                  <text:p text:style-name="P17">tapping</text:p>
                </text:list-item>
                <text:list-item>
                  <text:p text:style-name="P17">harmonics</text:p>
                </text:list-item>
                <text:list-item>
                  <text:p text:style-name="P17">scale</text:p>
                </text:list-item>
                <text:list-item>
                  <text:p text:style-name="P17">flamenco</text:p>
                </text:list-item>
                <text:list-item>
                  <text:p text:style-name="P16">compositions</text:p>
                </text:list-item>
              </text:list>
            </text:list-item>
            <text:list-item>
              <text:p text:style-name="P17">prev sections ---&gt; review</text:p>
            </text:list-item>
            <text:list-item>
              <text:p text:style-name="P17">choose target piece → e.g. “te-9”</text:p>
            </text:list-item>
            <text:list-item>
              <text:p text:style-name="P17"><text:soft-page-break/>open resources</text:p>
              <text:list>
                <text:list-item>
                  <text:p text:style-name="P17">voice memo</text:p>
                </text:list-item>
                <text:list-item>
                  <text:p text:style-name="P11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11">routine ops</text:p>
          <text:list>
            <text:list-item>
              <text:p text:style-name="P11">technique pieces</text:p>
            </text:list-item>
            <text:list-item>
              <text:p text:style-name="P11">code progression patterns</text:p>
            </text:list-item>
            <text:list-item>
              <text:p text:style-name="P11">email items</text:p>
            </text:list-item>
            <text:list-item>
              <text:p text:style-name="P11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4555157565565241877" text:style-name="L4">
        <text:list-item>
          <text:p text:style-name="P12">mobile pod → put away</text:p>
        </text:list-item>
        <text:list-item>
          <text:p text:style-name="P12">mobile</text:p>
          <text:list>
            <text:list-item>
              <text:p text:style-name="P12">==&gt; to battery</text:p>
            </text:list-item>
          </text:list>
        </text:list-item>
        <text:list-item>
          <text:p text:style-name="P12">memos</text:p>
          <text:list>
            <text:list-item>
              <text:p text:style-name="P12">log memo</text:p>
              <text:list>
                <text:list-item>
                  <text:p text:style-name="P12">add lines (sep<text:span text:style-name="T1">arator) between sections </text:span><text:span text:style-name="T2">(blue color)</text:span></text:p>
                </text:list-item>
                <text:list-item>
                  <text:p text:style-name="P12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5">put away except ==&gt; orange+</text:p>
            </text:list-item>
            <text:list-item>
              <text:p text:style-name="P15">photo</text:p>
              <text:list>
                <text:list-item>
                  <text:p text:style-name="P15">pick up memo leaves → ones with today's memos</text:p>
                </text:list-item>
                <text:list-item>
                  <text:p text:style-name="P15">photo</text:p>
                </text:list-item>
                <text:list-item>
                  <text:p text:style-name="P15">add “//” mark <text:span text:style-name="T3">(orange color)</text:span></text:p>
                </text:list-item>
                <text:list-item>
                  <text:p text:style-name="P15">on “〇” symbol, add a slash <text:span text:style-name="T3">(orange color)</text:span></text:p>
                </text:list-item>
              </text:list>
            </text:list-item>
            <text:list-item>
              <text:p text:style-name="P15">each leaf → to each clear leaf in the clear folder</text:p>
              <text:list>
                <text:list-item>
                  <text:p text:style-name="P15"><text:soft-page-break/>refrerring → list_of_memos.ods ( tab “notes_gt”)</text:p>
                </text:list-item>
              </text:list>
            </text:list-item>
          </text:list>
        </text:list-item>
        <text:list-item>
          <text:p text:style-name="P15">guitar</text:p>
          <text:list>
            <text:list-item>
              <text:p text:style-name="P15">polish</text:p>
              <text:list>
                <text:list-item>
                  <text:p text:style-name="P15">body</text:p>
                  <text:list>
                    <text:list-item>
                      <text:p text:style-name="P15">back</text:p>
                    </text:list-item>
                    <text:list-item>
                      <text:p text:style-name="P15">front</text:p>
                    </text:list-item>
                    <text:list-item>
                      <text:p text:style-name="P15">side</text:p>
                    </text:list-item>
                    <text:list-item>
                      <text:p text:style-name="P15">bottom</text:p>
                    </text:list-item>
                    <text:list-item>
                      <text:p text:style-name="P15">showlder</text:p>
                    </text:list-item>
                  </text:list>
                </text:list-item>
                <text:list-item>
                  <text:p text:style-name="P15">neck</text:p>
                </text:list-item>
                <text:list-item>
                  <text:p text:style-name="P15">strings</text:p>
                </text:list-item>
              </text:list>
            </text:list-item>
            <text:list-item>
              <text:p text:style-name="P15">put away</text:p>
            </text:list-item>
          </text:list>
        </text:list-item>
        <text:list-item>
          <text:p text:style-name="P12">video files (new ones)</text:p>
          <text:list>
            <text:list-item>
              <text:p text:style-name="P12">==&gt; to desktop : C:\WORKS_2\WS\WS_Cake_IFM11\tmp</text:p>
            </text:list-item>
          </text:list>
        </text:list-item>
        <text:list-item>
          <text:p text:style-name="P12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a &amp;&amp; cd C:\WORKS_2\WS\WS_Others.Art &amp;&amp; git add -A &amp;&amp; git commit -m "(guitar play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29536802" text:continue-numbering="true" text:style-name="L4">
        <text:list-header>
          <text:p text:style-name="P12"/>
        </text:list-header>
        <text:list-item>
          <text:p text:style-name="P12">close</text:p>
          <text:list>
            <text:list-item>
              <text:p text:style-name="P12">image files</text:p>
            </text:list-item>
            <text:list-item>
              <text:p text:style-name="P12">folders</text:p>
            </text:list-item>
            <text:list-item>
              <text:p text:style-name="P12">web pages</text:p>
            </text:list-item>
            <text:list-item>
              <text:p text:style-name="P12">sheets</text:p>
            </text:list-item>
            <text:list-item>
              <text:p text:style-name="P12">vlc</text:p>
            </text:list-item>
            <text:list-item>
              <text:p text:style-name="P12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  <table:table-row>
          <table:table-cell table:style-name="表8.A2" office:value-type="string">
            <text:p text:style-name="P2">C:\WORKS_2\WS\WS_Others.Art\JVEMV6\46_art\11_guitar\end_gt.bat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29527798" text:continue-numbering="true" text:style-name="L4">
        <text:list-item>
          <text:list>
            <text:list-item>
              <text:p text:style-name="P12"/>
            </text:list-item>
          </text:list>
        </text:list-item>
      </text:list>
      <text:p text:style-name="P5"><text:soft-page-break/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8208578278810311201" text:style-name="L5">
        <text:list-item>
          <text:p text:style-name="P13">memo → copy</text:p>
          <text:list>
            <text:list-item>
              <text:p text:style-name="P13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3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2" office:value-type="string">
            <text:p text:style-name="P4">sakura memo_guitar.txt</text:p>
          </table:table-cell>
        </table:table-row>
      </table:table>
      <text:list xml:id="list29544120" text:continue-numbering="true" text:style-name="L5">
        <text:list-item>
          <text:list>
            <text:list-item>
              <text:p text:style-name="P13">save → text file</text:p>
            </text:list-item>
          </text:list>
        </text:list-item>
        <text:list-item>
          <text:p text:style-name="P13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29533811" text:continue-numbering="true" text:style-name="L5">
        <text:list-item>
          <text:p text:style-name="P13">gen-ed text → C/P</text:p>
          <text:list>
            <text:list-item>
              <text:p text:style-name="P13">to : list_of_memos.ods (C:\WORKS_2\WS\WS_Others.Art\JVEMV6\46_art\11_guitar)</text:p>
            </text:list-item>
          </text:list>
        </text:list-item>
        <text:list-item>
          <text:p text:style-name="P13">modify texts</text:p>
          <text:list>
            <text:list-item>
              <text:p text:style-name="P13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8530003171081879614" text:style-name="L6">
              <text:list-item>
                <text:p text:style-name="P8">memo_guitar.txt</text:p>
              </text:list-item>
              <text:list-item>
                <text:p text:style-name="P8">memo_guitar.(replaced).(XXX).txt</text:p>
              </text:list-item>
            </text:list>
          </table:table-cell>
        </table:table-row>
      </table:table>
      <text:list xml:id="list29543729" text:continue-list="list29533811" text:style-name="L5">
        <text:list-item>
          <text:p text:style-name="P13">closing</text:p>
          <text:list>
            <text:list-item>
              <text:p text:style-name="P13">end_gt.bat (デスクトップ)</text:p>
            </text:list-item>
          </text:list>
        </text:list-item>
      </text:list>
      <table:table table:name="表7" table:style-name="表7">
        <table:table-column table:style-name="表7.A"/>
        <text:soft-page-break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  <table:table-row table:style-name="表7.1">
          <table:table-cell table:style-name="表7.A1" office:value-type="string">
            <text:p text:style-name="P1">rd+/*.+</text:p>
          </table:table-cell>
        </table:table-row>
        <table:table-row table:style-name="表7.1">
          <table:table-cell table:style-name="表7.A1" office:value-type="string">
            <text:p text:style-name="P1">C:\WORKS_2\WS\WS_Others.Art\JVEMV6\46_art\11_guitar\end_gt.bat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</table:table>
      <text:list xml:id="list29537883" text:continue-numbering="true" text:style-name="L5">
        <text:list-item>
          <text:list>
            <text:list-item>
              <text:list>
                <text:list-item>
                  <text:p text:style-name="P13">sheet</text:p>
                </text:list-item>
                <text:list-item>
                  <text:p text:style-name="P13">folder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row>
          <table:table-cell table:style-name="表9.A1" office:value-type="string">
            <text:p text:style-name="P2">C:\WORKS_2\a &amp;&amp; cd C:\WORKS_2\WS\WS_Others.Art &amp;&amp; git add . &amp;&amp; git commit -m "(register guitar files) periodical updates" &amp;&amp; e &amp;&amp; git push origin master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  <table:table-row>
          <table:table-cell table:style-name="表9.A2" office:value-type="string">
            <text:p text:style-name="P2">C:\WORKS_2\WS\WS_Cake_IFM11\commands\9-2)_git-commit_register-guitar-files.bat</text:p>
          </table:table-cell>
        </table:table-row>
        <table:table-row>
          <table:table-cell table:style-name="表9.A2" office:value-type="string">
            <text:p text:style-name="P2"/>
          </table:table-cell>
        </table:table-row>
      </table:table>
      <text:list xml:id="list29551918" text:continue-numbering="true" text:style-name="L5">
        <text:list-item>
          <text:list>
            <text:list-item>
              <text:p text:style-name="P13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------------------------------------ [STEPS : closing : guitar play] 20200213_191819</text:p>
      <text:p text:style-name="P5"/>
      <table:table table:name="表10" table:style-name="表10">
        <table:table-column table:style-name="表10.A"/>
        <table:table-row>
          <table:table-cell table:style-name="表10.A1" office:value-type="string">
            <text:p text:style-name="P2">close</text:p>
            <text:list xml:id="list8556603951801080479" text:style-name="L7">
              <text:list-item>
                <text:p text:style-name="P7">folders</text:p>
              </text:list-item>
              <text:list-item>
                <text:p text:style-name="P7">browser pages</text:p>
              </text:list-item>
              <text:list-item>
                <text:p text:style-name="P7">image files</text:p>
              </text:list-item>
              <text:list-item>
                <text:p text:style-name="P7">vlc</text:p>
              </text:list-item>
              <text:list-item>
                <text:p text:style-name="P7">docs</text:p>
              </text:list-item>
            </text:list>
          </table:table-cell>
        </table:table-row>
        <table:table-row>
          <table:table-cell table:style-name="表10.A2" office:value-type="string">
            <text:p text:style-name="P2"/>
          </table:table-cell>
        </table:table-row>
        <table:table-row>
          <table:table-cell table:style-name="表10.A2" office:value-type="string">
            <text:p text:style-name="P2">C:\WORKS_2\a &amp;&amp; cd C:\WORKS_2\WS\WS_Others.Art &amp;&amp; git add . &amp;&amp; git commit -m "(guitar : play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2"/>
          </table:table-cell>
        </table:table-row>
      </table:table>
      <text:p text:style-name="P5">/ ------------------------------------ [STEPS : closing : guitar play] 20200213_191819 /</text:p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20-02-16T09:32:46.35</dc:date>
    <dc:creator>iwabuchi ken</dc:creator>
    <meta:editing-duration>P2DT8H16S</meta:editing-duration>
    <meta:editing-cycles>65</meta:editing-cycles>
    <meta:generator>OpenOffice/4.1.3$Win32 OpenOffice.org_project/413m1$Build-9783</meta:generator>
    <meta:document-statistic meta:table-count="10" meta:image-count="0" meta:object-count="0" meta:page-count="7" meta:paragraph-count="180" meta:word-count="748" meta:character-count="4953"/>
  </office:meta>
</office:document-meta>
</file>